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957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3583in"/>
    </style:style>
    <style:style style:name="co10" style:family="table-column">
      <style:table-column-properties fo:break-before="auto" style:column-width="2.5362in"/>
    </style:style>
    <style:style style:name="co11" style:family="table-column">
      <style:table-column-properties fo:break-before="auto" style:column-width="1.4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9211679380057" calcext:value-type="float">
            <text:p>0.149211679380057</text:p>
          </table:table-cell>
          <table:table-cell office:value-type="float" office:value="0.424671419276346" calcext:value-type="float">
            <text:p>0.424671419276346</text:p>
          </table:table-cell>
          <table:table-cell office:value-type="float" office:value="0.93762018232026" calcext:value-type="float">
            <text:p>0.93762018232026</text:p>
          </table:table-cell>
          <table:table-cell office:value-type="float" office:value="0.938238735035175" calcext:value-type="float">
            <text:p>0.938238735035175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2678577229594" calcext:value-type="float">
            <text:p>0.512678577229594</text:p>
          </table:table-cell>
          <table:table-cell office:value-type="float" office:value="0.788267837869774" calcext:value-type="float">
            <text:p>0.788267837869774</text:p>
          </table:table-cell>
          <table:table-cell office:value-type="float" office:value="0.785764927914793" calcext:value-type="float">
            <text:p>0.785764927914793</text:p>
          </table:table-cell>
          <table:table-cell office:value-type="float" office:value="0.784907092380873" calcext:value-type="float">
            <text:p>0.78490709238087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8990617003128" calcext:value-type="float">
            <text:p>0.148990617003128</text:p>
          </table:table-cell>
          <table:table-cell office:value-type="float" office:value="0.431617856127381" calcext:value-type="float">
            <text:p>0.431617856127381</text:p>
          </table:table-cell>
          <table:table-cell table:number-columns-repeated="2" office:value-type="float" office:value="0.94654535115155" calcext:value-type="float">
            <text:p>0.9465453511515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6397497867501" calcext:value-type="float">
            <text:p>0.506397497867501</text:p>
          </table:table-cell>
          <table:table-cell office:value-type="float" office:value="0.831390389536537" calcext:value-type="float">
            <text:p>0.831390389536537</text:p>
          </table:table-cell>
          <table:table-cell office:value-type="float" office:value="0.824566391811203" calcext:value-type="float">
            <text:p>0.824566391811203</text:p>
          </table:table-cell>
          <table:table-cell office:value-type="float" office:value="0.825419391526869" calcext:value-type="float">
            <text:p>0.825419391526869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6135405836691" calcext:value-type="float">
            <text:p>0.126135405836691</text:p>
          </table:table-cell>
          <table:table-cell office:value-type="float" office:value="0.086139877996879" calcext:value-type="float">
            <text:p>0.086139877996879</text:p>
          </table:table-cell>
          <table:table-cell office:value-type="float" office:value="0.931331930679164" calcext:value-type="float">
            <text:p>0.931331930679164</text:p>
          </table:table-cell>
          <table:table-cell office:value-type="float" office:value="0.931685930446379" calcext:value-type="float">
            <text:p>0.931685930446379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2702377457746" calcext:value-type="float">
            <text:p>0.442702377457746</text:p>
          </table:table-cell>
          <table:table-cell office:value-type="float" office:value="0.453966775345443" calcext:value-type="float">
            <text:p>0.453966775345443</text:p>
          </table:table-cell>
          <table:table-cell office:value-type="float" office:value="0.516105409277667" calcext:value-type="float">
            <text:p>0.516105409277667</text:p>
          </table:table-cell>
          <table:table-cell office:value-type="float" office:value="0.489455939929262" calcext:value-type="float">
            <text:p>0.489455939929262</text:p>
          </table:table-cell>
        </table:table-row>
      </table:table>
      <table:table table:name="2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7934778070227" calcext:value-type="float">
            <text:p>0.147934778070227</text:p>
          </table:table-cell>
          <table:table-cell office:value-type="float" office:value="0.422672943166655" calcext:value-type="float">
            <text:p>0.422672943166655</text:p>
          </table:table-cell>
          <table:table-cell office:value-type="float" office:value="0.943593933296236" calcext:value-type="float">
            <text:p>0.943593933296236</text:p>
          </table:table-cell>
          <table:table-cell office:value-type="float" office:value="0.943623849608854" calcext:value-type="float">
            <text:p>0.943623849608854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9373661812903" calcext:value-type="float">
            <text:p>0.519373661812903</text:p>
          </table:table-cell>
          <table:table-cell office:value-type="float" office:value="0.820789936950734" calcext:value-type="float">
            <text:p>0.820789936950734</text:p>
          </table:table-cell>
          <table:table-cell office:value-type="float" office:value="0.817875091164855" calcext:value-type="float">
            <text:p>0.817875091164855</text:p>
          </table:table-cell>
          <table:table-cell office:value-type="float" office:value="0.820540117734003" calcext:value-type="float">
            <text:p>0.82054011773400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5021037868163" calcext:value-type="float">
            <text:p>0.145021037868163</text:p>
          </table:table-cell>
          <table:table-cell office:value-type="float" office:value="0.431977559607293" calcext:value-type="float">
            <text:p>0.431977559607293</text:p>
          </table:table-cell>
          <table:table-cell office:value-type="float" office:value="0.951192145862553" calcext:value-type="float">
            <text:p>0.951192145862553</text:p>
          </table:table-cell>
          <table:table-cell office:value-type="float" office:value="0.951472650771389" calcext:value-type="float">
            <text:p>0.951472650771389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8555399719495" calcext:value-type="float">
            <text:p>0.508555399719495</text:p>
          </table:table-cell>
          <table:table-cell office:value-type="float" office:value="0.856100981767181" calcext:value-type="float">
            <text:p>0.856100981767181</text:p>
          </table:table-cell>
          <table:table-cell office:value-type="float" office:value="0.850210378681627" calcext:value-type="float">
            <text:p>0.850210378681627</text:p>
          </table:table-cell>
          <table:table-cell office:value-type="float" office:value="0.849649368863955" calcext:value-type="float">
            <text:p>0.84964936886395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3062179252238" calcext:value-type="float">
            <text:p>0.123062179252238</text:p>
          </table:table-cell>
          <table:table-cell office:value-type="float" office:value="0.0861900097943193" calcext:value-type="float">
            <text:p>0.0861900097943193</text:p>
          </table:table-cell>
          <table:table-cell office:value-type="float" office:value="0.944568428460951" calcext:value-type="float">
            <text:p>0.944568428460951</text:p>
          </table:table-cell>
          <table:table-cell office:value-type="float" office:value="0.939460838925461" calcext:value-type="float">
            <text:p>0.939460838925461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33850002719313" calcext:value-type="float">
            <text:p>0.433850002719313</text:p>
          </table:table-cell>
          <table:table-cell office:value-type="float" office:value="0.461236209762732" calcext:value-type="float">
            <text:p>0.461236209762732</text:p>
          </table:table-cell>
          <table:table-cell office:value-type="float" office:value="0.50663193904525" calcext:value-type="float">
            <text:p>0.50663193904525</text:p>
          </table:table-cell>
          <table:table-cell office:value-type="float" office:value="0.510810683498987" calcext:value-type="float">
            <text:p>0.510810683498987</text:p>
          </table:table-cell>
        </table:table-row>
      </table:table>
      <table:table table:name="3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6298717968702" calcext:value-type="float">
            <text:p>0.156298717968702</text:p>
          </table:table-cell>
          <table:table-cell office:value-type="float" office:value="0.427404188491658" calcext:value-type="float">
            <text:p>0.427404188491658</text:p>
          </table:table-cell>
          <table:table-cell office:value-type="float" office:value="0.927297950791469" calcext:value-type="float">
            <text:p>0.927297950791469</text:p>
          </table:table-cell>
          <table:table-cell office:value-type="float" office:value="0.948181037297195" calcext:value-type="float">
            <text:p>0.948181037297195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497136624775275" calcext:value-type="float">
            <text:p>0.497136624775275</text:p>
          </table:table-cell>
          <table:table-cell office:value-type="float" office:value="0.815369978472979" calcext:value-type="float">
            <text:p>0.815369978472979</text:p>
          </table:table-cell>
          <table:table-cell office:value-type="float" office:value="0.808906076548319" calcext:value-type="float">
            <text:p>0.808906076548319</text:p>
          </table:table-cell>
          <table:table-cell office:value-type="float" office:value="0.818404153580936" calcext:value-type="float">
            <text:p>0.818404153580936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53762268266085" calcext:value-type="float">
            <text:p>0.153762268266085</text:p>
          </table:table-cell>
          <table:table-cell office:value-type="float" office:value="0.437568157033806" calcext:value-type="float">
            <text:p>0.437568157033806</text:p>
          </table:table-cell>
          <table:table-cell office:value-type="float" office:value="0.935659760087241" calcext:value-type="float">
            <text:p>0.935659760087241</text:p>
          </table:table-cell>
          <table:table-cell office:value-type="float" office:value="0.952562704471101" calcext:value-type="float">
            <text:p>0.952562704471101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497818974918212" calcext:value-type="float">
            <text:p>0.497818974918212</text:p>
          </table:table-cell>
          <table:table-cell office:value-type="float" office:value="0.854143947655398" calcext:value-type="float">
            <text:p>0.854143947655398</text:p>
          </table:table-cell>
          <table:table-cell office:value-type="float" office:value="0.847600872410033" calcext:value-type="float">
            <text:p>0.847600872410033</text:p>
          </table:table-cell>
          <table:table-cell office:value-type="float" office:value="0.854689203925845" calcext:value-type="float">
            <text:p>0.85468920392584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7435751411119" calcext:value-type="float">
            <text:p>0.127435751411119</text:p>
          </table:table-cell>
          <table:table-cell office:value-type="float" office:value="0.0869659451112135" calcext:value-type="float">
            <text:p>0.0869659451112135</text:p>
          </table:table-cell>
          <table:table-cell office:value-type="float" office:value="0.91909332144932" calcext:value-type="float">
            <text:p>0.91909332144932</text:p>
          </table:table-cell>
          <table:table-cell office:value-type="float" office:value="0.946407943607975" calcext:value-type="float">
            <text:p>0.946407943607975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23627035083696" calcext:value-type="float">
            <text:p>0.423627035083696</text:p>
          </table:table-cell>
          <table:table-cell office:value-type="float" office:value="0.460667548889869" calcext:value-type="float">
            <text:p>0.460667548889869</text:p>
          </table:table-cell>
          <table:table-cell office:value-type="float" office:value="0.500991853199399" calcext:value-type="float">
            <text:p>0.500991853199399</text:p>
          </table:table-cell>
          <table:table-cell office:value-type="float" office:value="0.529791431717993" calcext:value-type="float">
            <text:p>0.529791431717993</text:p>
          </table:table-cell>
        </table:table-row>
      </table:table>
      <table:table table:name="4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0517780728959" calcext:value-type="float">
            <text:p>0.150517780728959</text:p>
          </table:table-cell>
          <table:table-cell office:value-type="float" office:value="0.439143186696382" calcext:value-type="float">
            <text:p>0.439143186696382</text:p>
          </table:table-cell>
          <table:table-cell office:value-type="float" office:value="0.92241819668064" calcext:value-type="float">
            <text:p>0.92241819668064</text:p>
          </table:table-cell>
          <table:table-cell office:value-type="float" office:value="0.942036301375391" calcext:value-type="float">
            <text:p>0.942036301375391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0824074631733" calcext:value-type="float">
            <text:p>0.50824074631733</text:p>
          </table:table-cell>
          <table:table-cell office:value-type="float" office:value="0.8076212035803" calcext:value-type="float">
            <text:p>0.8076212035803</text:p>
          </table:table-cell>
          <table:table-cell office:value-type="float" office:value="0.803320254060562" calcext:value-type="float">
            <text:p>0.803320254060562</text:p>
          </table:table-cell>
          <table:table-cell office:value-type="float" office:value="0.804379353182414" calcext:value-type="float">
            <text:p>0.804379353182414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518272425249" calcext:value-type="float">
            <text:p>0.144518272425249</text:p>
          </table:table-cell>
          <table:table-cell office:value-type="float" office:value="0.454318936877076" calcext:value-type="float">
            <text:p>0.454318936877076</text:p>
          </table:table-cell>
          <table:table-cell office:value-type="float" office:value="0.935769656699889" calcext:value-type="float">
            <text:p>0.935769656699889</text:p>
          </table:table-cell>
          <table:table-cell office:value-type="float" office:value="0.952104097452935" calcext:value-type="float">
            <text:p>0.95210409745293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0520487264673" calcext:value-type="float">
            <text:p>0.510520487264673</text:p>
          </table:table-cell>
          <table:table-cell office:value-type="float" office:value="0.842469545957918" calcext:value-type="float">
            <text:p>0.842469545957918</text:p>
          </table:table-cell>
          <table:table-cell office:value-type="float" office:value="0.836378737541528" calcext:value-type="float">
            <text:p>0.836378737541528</text:p>
          </table:table-cell>
          <table:table-cell office:value-type="float" office:value="0.837209302325581" calcext:value-type="float">
            <text:p>0.837209302325581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18863301180364" calcext:value-type="float">
            <text:p>0.118863301180364</text:p>
          </table:table-cell>
          <table:table-cell office:value-type="float" office:value="0.0892551195235376" calcext:value-type="float">
            <text:p>0.0892551195235376</text:p>
          </table:table-cell>
          <table:table-cell office:value-type="float" office:value="0.925697146371974" calcext:value-type="float">
            <text:p>0.925697146371974</text:p>
          </table:table-cell>
          <table:table-cell office:value-type="float" office:value="0.942102213156339" calcext:value-type="float">
            <text:p>0.942102213156339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966593578979" calcext:value-type="float">
            <text:p>0.441966593578979</text:p>
          </table:table-cell>
          <table:table-cell office:value-type="float" office:value="0.4572501878287" calcext:value-type="float">
            <text:p>0.4572501878287</text:p>
          </table:table-cell>
          <table:table-cell office:value-type="float" office:value="0.48242048795272" calcext:value-type="float">
            <text:p>0.48242048795272</text:p>
          </table:table-cell>
          <table:table-cell office:value-type="float" office:value="0.49738880038167" calcext:value-type="float">
            <text:p>0.49738880038167</text:p>
          </table:table-cell>
        </table:table-row>
      </table:table>
      <table:table table:name="8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6738336689297" calcext:value-type="float">
            <text:p>0.146738336689297</text:p>
          </table:table-cell>
          <table:table-cell office:value-type="float" office:value="0.436214336116502" calcext:value-type="float">
            <text:p>0.436214336116502</text:p>
          </table:table-cell>
          <table:table-cell office:value-type="float" office:value="0.942124860430883" calcext:value-type="float">
            <text:p>0.942124860430883</text:p>
          </table:table-cell>
          <table:table-cell office:value-type="float" office:value="0.939298041992277" calcext:value-type="float">
            <text:p>0.939298041992277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1969031523266" calcext:value-type="float">
            <text:p>0.511969031523266</text:p>
          </table:table-cell>
          <table:table-cell office:value-type="float" office:value="0.812008295028751" calcext:value-type="float">
            <text:p>0.812008295028751</text:p>
          </table:table-cell>
          <table:table-cell office:value-type="float" office:value="0.80163517371198" calcext:value-type="float">
            <text:p>0.80163517371198</text:p>
          </table:table-cell>
          <table:table-cell office:value-type="float" office:value="0.803919798329111" calcext:value-type="float">
            <text:p>0.803919798329111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964539007092" calcext:value-type="float">
            <text:p>0.144964539007092</text:p>
          </table:table-cell>
          <table:table-cell office:value-type="float" office:value="0.448510638297872" calcext:value-type="float">
            <text:p>0.448510638297872</text:p>
          </table:table-cell>
          <table:table-cell office:value-type="float" office:value="0.952624113475177" calcext:value-type="float">
            <text:p>0.952624113475177</text:p>
          </table:table-cell>
          <table:table-cell office:value-type="float" office:value="0.953758865248227" calcext:value-type="float">
            <text:p>0.953758865248227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3758865248227" calcext:value-type="float">
            <text:p>0.513758865248227</text:p>
          </table:table-cell>
          <table:table-cell office:value-type="float" office:value="0.851347517730496" calcext:value-type="float">
            <text:p>0.851347517730496</text:p>
          </table:table-cell>
          <table:table-cell office:value-type="float" office:value="0.840567375886525" calcext:value-type="float">
            <text:p>0.840567375886525</text:p>
          </table:table-cell>
          <table:table-cell office:value-type="float" office:value="0.845106382978723" calcext:value-type="float">
            <text:p>0.845106382978723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0896747792857" calcext:value-type="float">
            <text:p>0.120896747792857</text:p>
          </table:table-cell>
          <table:table-cell office:value-type="float" office:value="0.0884673493369146" calcext:value-type="float">
            <text:p>0.0884673493369146</text:p>
          </table:table-cell>
          <table:table-cell office:value-type="float" office:value="0.941111481724102" calcext:value-type="float">
            <text:p>0.941111481724102</text:p>
          </table:table-cell>
          <table:table-cell office:value-type="float" office:value="0.94064443845647" calcext:value-type="float">
            <text:p>0.94064443845647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096469773318" calcext:value-type="float">
            <text:p>0.441096469773318</text:p>
          </table:table-cell>
          <table:table-cell office:value-type="float" office:value="0.459852896107876" calcext:value-type="float">
            <text:p>0.459852896107876</text:p>
          </table:table-cell>
          <table:table-cell office:value-type="float" office:value="0.530267463366055" calcext:value-type="float">
            <text:p>0.530267463366055</text:p>
          </table:table-cell>
          <table:table-cell office:value-type="float" office:value="0.528191573856717" calcext:value-type="float">
            <text:p>0.528191573856717</text:p>
          </table:table-cell>
        </table:table-row>
      </table:table>
      <table:table table:name="Average" table:style-name="ta1">
        <table:table-column table:style-name="co10" table:default-cell-style-name="Default"/>
        <table:table-column table:style-name="co9" table:default-cell-style-name="ce1"/>
        <table:table-column table:style-name="co11" table:default-cell-style-name="ce1"/>
        <table:table-column table:style-name="co9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AVERAGE([$'11'.B2];[$'27'.B2];[$'35'.B2];[$'42'.B2];[$'81'.B2])" office:value-type="float" office:value="0.150140258567448" calcext:value-type="float">
            <text:p>0.150140258567448</text:p>
          </table:table-cell>
          <table:table-cell table:formula="of:=AVERAGE([$'11'.C2];[$'27'.C2];[$'35'.C2];[$'42'.C2];[$'81'.C2])" office:value-type="float" office:value="0.430021214749509" calcext:value-type="float">
            <text:p>0.430021214749509</text:p>
          </table:table-cell>
          <table:table-cell table:formula="of:=AVERAGE([$'11'.D2];[$'27'.D2];[$'35'.D2];[$'42'.D2];[$'81'.D2])" office:value-type="float" office:value="0.934611024703897" calcext:value-type="float">
            <text:p>0.934611024703897</text:p>
          </table:table-cell>
          <table:table-cell table:formula="of:=AVERAGE([$'11'.E2];[$'27'.E2];[$'35'.E2];[$'42'.E2];[$'81'.E2])" office:value-type="float" office:value="0.942275593061778" calcext:value-type="float">
            <text:p>0.942275593061778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AVERAGE([$'11'.B3];[$'27'.B3];[$'35'.B3];[$'42'.B3];[$'81'.B3])" office:value-type="float" office:value="0.509879728331673" calcext:value-type="float">
            <text:p>0.509879728331673</text:p>
          </table:table-cell>
          <table:table-cell table:formula="of:=AVERAGE([$'11'.C3];[$'27'.C3];[$'35'.C3];[$'42'.C3];[$'81'.C3])" office:value-type="float" office:value="0.808811450380508" calcext:value-type="float">
            <text:p>0.808811450380508</text:p>
          </table:table-cell>
          <table:table-cell table:formula="of:=AVERAGE([$'11'.D3];[$'27'.D3];[$'35'.D3];[$'42'.D3];[$'81'.D3])" office:value-type="float" office:value="0.803500304680102" calcext:value-type="float">
            <text:p>0.803500304680102</text:p>
          </table:table-cell>
          <table:table-cell table:formula="of:=AVERAGE([$'11'.E3];[$'27'.E3];[$'35'.E3];[$'42'.E3];[$'81'.E3])" office:value-type="float" office:value="0.806430103041467" calcext:value-type="float">
            <text:p>0.806430103041467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AVERAGE([$'11'.B4];[$'27'.B4];[$'35'.B4];[$'42'.B4];[$'81'.B4])" office:value-type="float" office:value="0.147451346913943" calcext:value-type="float">
            <text:p>0.147451346913943</text:p>
          </table:table-cell>
          <table:table-cell table:formula="of:=AVERAGE([$'11'.C4];[$'27'.C4];[$'35'.C4];[$'42'.C4];[$'81'.C4])" office:value-type="float" office:value="0.440798629588686" calcext:value-type="float">
            <text:p>0.440798629588686</text:p>
          </table:table-cell>
          <table:table-cell table:formula="of:=AVERAGE([$'11'.D4];[$'27'.D4];[$'35'.D4];[$'42'.D4];[$'81'.D4])" office:value-type="float" office:value="0.944358205455282" calcext:value-type="float">
            <text:p>0.944358205455282</text:p>
          </table:table-cell>
          <table:table-cell table:formula="of:=AVERAGE([$'11'.E4];[$'27'.E4];[$'35'.E4];[$'42'.E4];[$'81'.E4])" office:value-type="float" office:value="0.95128873381904" calcext:value-type="float">
            <text:p>0.95128873381904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AVERAGE([$'11'.B5];[$'27'.B5];[$'35'.B5];[$'42'.B5];[$'81'.B5])" office:value-type="float" office:value="0.507410245003622" calcext:value-type="float">
            <text:p>0.507410245003622</text:p>
          </table:table-cell>
          <table:table-cell table:formula="of:=AVERAGE([$'11'.C5];[$'27'.C5];[$'35'.C5];[$'42'.C5];[$'81'.C5])" office:value-type="float" office:value="0.847090476529506" calcext:value-type="float">
            <text:p>0.847090476529506</text:p>
          </table:table-cell>
          <table:table-cell table:formula="of:=AVERAGE([$'11'.D5];[$'27'.D5];[$'35'.D5];[$'42'.D5];[$'81'.D5])" office:value-type="float" office:value="0.839864751266183" calcext:value-type="float">
            <text:p>0.839864751266183</text:p>
          </table:table-cell>
          <table:table-cell table:formula="of:=AVERAGE([$'11'.E5];[$'27'.E5];[$'35'.E5];[$'42'.E5];[$'81'.E5])" office:value-type="float" office:value="0.842414729924195" calcext:value-type="float">
            <text:p>0.84241472992419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AVERAGE([$'11'.B6];[$'27'.B6];[$'35'.B6];[$'42'.B6];[$'81'.B6])" office:value-type="float" office:value="0.123278677094654" calcext:value-type="float">
            <text:p>0.123278677094654</text:p>
          </table:table-cell>
          <table:table-cell table:formula="of:=AVERAGE([$'11'.C6];[$'27'.C6];[$'35'.C6];[$'42'.C6];[$'81'.C6])" office:value-type="float" office:value="0.0874036603525728" calcext:value-type="float">
            <text:p>0.0874036603525728</text:p>
          </table:table-cell>
          <table:table-cell table:formula="of:=AVERAGE([$'11'.D6];[$'27'.D6];[$'35'.D6];[$'42'.D6];[$'81'.D6])" office:value-type="float" office:value="0.932360461737102" calcext:value-type="float">
            <text:p>0.932360461737102</text:p>
          </table:table-cell>
          <table:table-cell table:formula="of:=AVERAGE([$'11'.E6];[$'27'.E6];[$'35'.E6];[$'42'.E6];[$'81'.E6])" office:value-type="float" office:value="0.940060272918525" calcext:value-type="float">
            <text:p>0.940060272918525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AVERAGE([$'11'.B7];[$'27'.B7];[$'35'.B7];[$'42'.B7];[$'81'.B7])" office:value-type="float" office:value="0.43664849572261" calcext:value-type="float">
            <text:p>0.43664849572261</text:p>
          </table:table-cell>
          <table:table-cell table:formula="of:=AVERAGE([$'11'.C7];[$'27'.C7];[$'35'.C7];[$'42'.C7];[$'81'.C7])" office:value-type="float" office:value="0.458594723586924" calcext:value-type="float">
            <text:p>0.458594723586924</text:p>
          </table:table-cell>
          <table:table-cell table:formula="of:=AVERAGE([$'11'.D7];[$'27'.D7];[$'35'.D7];[$'42'.D7];[$'81'.D7])" office:value-type="float" office:value="0.507283430568218" calcext:value-type="float">
            <text:p>0.507283430568218</text:p>
          </table:table-cell>
          <table:table-cell table:formula="of:=AVERAGE([$'11'.E7];[$'27'.E7];[$'35'.E7];[$'42'.E7];[$'81'.E7])" office:value-type="float" office:value="0.511127685876926" calcext:value-type="float">
            <text:p>0.511127685876926</text:p>
          </table:table-cell>
        </table:table-row>
        <calcext:conditional-formats>
          <calcext:conditional-format calcext:target-range-address="Average.B2:Average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d Dev" table:style-name="ta1">
        <table:table-column table:style-name="co10" table:default-cell-style-name="Default"/>
        <table:table-column table:style-name="co9" table:default-cell-style-name="ce2"/>
        <table:table-column table:style-name="co11" table:default-cell-style-name="ce2"/>
        <table:table-column table:style-name="co9" table:number-columns-repeated="2" table:default-cell-style-name="ce2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STDEV([$'11'.B2];[$'27'.B2];[$'35'.B2];[$'42'.B2];[$'81'.B2])" office:value-type="float" office:value="0.00372050470955372" calcext:value-type="float">
            <text:p>0.00372050470955372</text:p>
          </table:table-cell>
          <table:table-cell table:formula="of:=STDEV([$'11'.C2];[$'27'.C2];[$'35'.C2];[$'42'.C2];[$'81'.C2])" office:value-type="float" office:value="0.0072634591924265" calcext:value-type="float">
            <text:p>0.0072634591924265</text:p>
          </table:table-cell>
          <table:table-cell table:formula="of:=STDEV([$'11'.D2];[$'27'.D2];[$'35'.D2];[$'42'.D2];[$'81'.D2])" office:value-type="float" office:value="0.00933208857817916" calcext:value-type="float">
            <text:p>0.00933208857817916</text:p>
          </table:table-cell>
          <table:table-cell table:formula="of:=STDEV([$'11'.E2];[$'27'.E2];[$'35'.E2];[$'42'.E2];[$'81'.E2])" office:value-type="float" office:value="0.00393418863757101" calcext:value-type="float">
            <text:p>0.00393418863757101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STDEV([$'11'.B3];[$'27'.B3];[$'35'.B3];[$'42'.B3];[$'81'.B3])" office:value-type="float" office:value="0.0081762837863275" calcext:value-type="float">
            <text:p>0.0081762837863275</text:p>
          </table:table-cell>
          <table:table-cell table:formula="of:=STDEV([$'11'.C3];[$'27'.C3];[$'35'.C3];[$'42'.C3];[$'81'.C3])" office:value-type="float" office:value="0.0124516560082828" calcext:value-type="float">
            <text:p>0.0124516560082828</text:p>
          </table:table-cell>
          <table:table-cell table:formula="of:=STDEV([$'11'.D3];[$'27'.D3];[$'35'.D3];[$'42'.D3];[$'81'.D3])" office:value-type="float" office:value="0.0117676630723221" calcext:value-type="float">
            <text:p>0.0117676630723221</text:p>
          </table:table-cell>
          <table:table-cell table:formula="of:=STDEV([$'11'.E3];[$'27'.E3];[$'35'.E3];[$'42'.E3];[$'81'.E3])" office:value-type="float" office:value="0.0142847610548326" calcext:value-type="float">
            <text:p>0.0142847610548326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STDEV([$'11'.B4];[$'27'.B4];[$'35'.B4];[$'42'.B4];[$'81'.B4])" office:value-type="float" office:value="0.00396518039628038" calcext:value-type="float">
            <text:p>0.00396518039628038</text:p>
          </table:table-cell>
          <table:table-cell table:formula="of:=STDEV([$'11'.C4];[$'27'.C4];[$'35'.C4];[$'42'.C4];[$'81'.C4])" office:value-type="float" office:value="0.0101834131973927" calcext:value-type="float">
            <text:p>0.0101834131973927</text:p>
          </table:table-cell>
          <table:table-cell table:formula="of:=STDEV([$'11'.D4];[$'27'.D4];[$'35'.D4];[$'42'.D4];[$'81'.D4])" office:value-type="float" office:value="0.00820423221155931" calcext:value-type="float">
            <text:p>0.00820423221155931</text:p>
          </table:table-cell>
          <table:table-cell table:formula="of:=STDEV([$'11'.E4];[$'27'.E4];[$'35'.E4];[$'42'.E4];[$'81'.E4])" office:value-type="float" office:value="0.0027804169170674" calcext:value-type="float">
            <text:p>0.0027804169170674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STDEV([$'11'.B5];[$'27'.B5];[$'35'.B5];[$'42'.B5];[$'81'.B5])" office:value-type="float" office:value="0.00600641498460056" calcext:value-type="float">
            <text:p>0.00600641498460056</text:p>
          </table:table-cell>
          <table:table-cell table:formula="of:=STDEV([$'11'.C5];[$'27'.C5];[$'35'.C5];[$'42'.C5];[$'81'.C5])" office:value-type="float" office:value="0.0102091722275012" calcext:value-type="float">
            <text:p>0.0102091722275012</text:p>
          </table:table-cell>
          <table:table-cell table:formula="of:=STDEV([$'11'.D5];[$'27'.D5];[$'35'.D5];[$'42'.D5];[$'81'.D5])" office:value-type="float" office:value="0.0101681531266854" calcext:value-type="float">
            <text:p>0.0101681531266854</text:p>
          </table:table-cell>
          <table:table-cell table:formula="of:=STDEV([$'11'.E5];[$'27'.E5];[$'35'.E5];[$'42'.E5];[$'81'.E5])" office:value-type="float" office:value="0.0114693691249328" calcext:value-type="float">
            <text:p>0.0114693691249328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STDEV([$'11'.B6];[$'27'.B6];[$'35'.B6];[$'42'.B6];[$'81'.B6])" office:value-type="float" office:value="0.00355872761521677" calcext:value-type="float">
            <text:p>0.00355872761521677</text:p>
          </table:table-cell>
          <table:table-cell table:formula="of:=STDEV([$'11'.C6];[$'27'.C6];[$'35'.C6];[$'42'.C6];[$'81'.C6])" office:value-type="float" office:value="0.00139830464042979" calcext:value-type="float">
            <text:p>0.00139830464042979</text:p>
          </table:table-cell>
          <table:table-cell table:formula="of:=STDEV([$'11'.D6];[$'27'.D6];[$'35'.D6];[$'42'.D6];[$'81'.D6])" office:value-type="float" office:value="0.0105722450495562" calcext:value-type="float">
            <text:p>0.0105722450495562</text:p>
          </table:table-cell>
          <table:table-cell table:formula="of:=STDEV([$'11'.E6];[$'27'.E6];[$'35'.E6];[$'42'.E6];[$'81'.E6])" office:value-type="float" office:value="0.00536872017908052" calcext:value-type="float">
            <text:p>0.00536872017908052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STDEV([$'11'.B7];[$'27'.B7];[$'35'.B7];[$'42'.B7];[$'81'.B7])" office:value-type="float" office:value="0.00809484592640553" calcext:value-type="float">
            <text:p>0.00809484592640553</text:p>
          </table:table-cell>
          <table:table-cell table:formula="of:=STDEV([$'11'.C7];[$'27'.C7];[$'35'.C7];[$'42'.C7];[$'81'.C7])" office:value-type="float" office:value="0.00300344524575373" calcext:value-type="float">
            <text:p>0.00300344524575373</text:p>
          </table:table-cell>
          <table:table-cell table:formula="of:=STDEV([$'11'.D7];[$'27'.D7];[$'35'.D7];[$'42'.D7];[$'81'.D7])" office:value-type="float" office:value="0.0177782688590305" calcext:value-type="float">
            <text:p>0.0177782688590305</text:p>
          </table:table-cell>
          <table:table-cell table:formula="of:=STDEV([$'11'.E7];[$'27'.E7];[$'35'.E7];[$'42'.E7];[$'81'.E7])" office:value-type="float" office:value="0.0180141175150649" calcext:value-type="float">
            <text:p>0.0180141175150649</text:p>
          </table:table-cell>
        </table:table-row>
        <calcext:conditional-formats>
          <calcext:conditional-format calcext:target-range-address="'Std Dev'.B2:'Std Dev'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6:45:15.203000000</dc:date>
    <meta:editing-duration>PT8M13S</meta:editing-duration>
    <meta:editing-cycles>1</meta:editing-cycles>
    <meta:document-statistic meta:table-count="7" meta:cell-count="238" meta:object-count="0"/>
    <meta:generator>LibreOffice/7.6.4.1$Windows_X86_64 LibreOffice_project/e19e193f88cd6c0525a17fb7a176ed8e6a3e2aa1</meta:generator>
  </office:meta>
</office:document-meta>
</file>